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5"/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 style:list-style-name="L5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uyệt vời! Mình sẽ giúp bạn triển khai ngay <text:span text:style-name="Strong_20_Emphasis">giải pháp kết hợp</text:span> này. Dưới đây là <text:span text:style-name="Strong_20_Emphasis">lộ trình triển khai chi tiết</text:span>, kèm các script và công cụ bạn sẽ dùng.</text:p>
      <text:p text:style-name="Horizontal_20_Line"/>
      <text:h text:style-name="Heading_20_1" text:outline-level="1">🧭 <text:span text:style-name="Strong_20_Emphasis">LỘ TRÌNH TRIỂN KHAI HỆ THỐNG GÁN NHÃN KẾT HỢP</text:span></text:h>
      <text:p text:style-name="Horizontal_20_Line"/>
      <text:h text:style-name="Heading_20_2" text:outline-level="2">✅ <text:span text:style-name="Strong_20_Emphasis">BƯỚC 1: Tạo Golden Dataset (ground-truth) để đánh giá mô hình</text:span></text:h>
      <text:p text:style-name="Text_20_body"><text:span text:style-name="Strong_20_Emphasis">🎯 Mục tiêu:</text:span><text:line-break/>Tạo tập dữ liệu nhỏ (~50–100 ảnh), được <text:span text:style-name="Strong_20_Emphasis">annotate thủ công</text:span>, dùng làm ground truth “chuẩn”.</text:p>
      <text:h text:style-name="Heading_20_3" text:outline-level="3">📌 Cách thực hiện:</text:h>
      <text:list xml:id="list2338092315" text:style-name="L1">
        <text:list-item>
          <text:p text:style-name="P4">Chọn 50–100 ảnh đa dạng từ thư mục <text:span text:style-name="Source_20_Text">frames/&lt;video_name&gt;/</text:span></text:p>
        </text:list-item>
        <text:list-item>
          <text:p text:style-name="P4">Gán nhãn thủ công bằng công cụ: <text:span text:style-name="Strong_20_Emphasis">LabelImg</text:span> hoặc <text:span text:style-name="Strong_20_Emphasis">Label Studio</text:span></text:p>
        </text:list-item>
        <text:list-item>
          <text:p text:style-name="P4">Xuất ra file YOLO <text:span text:style-name="Source_20_Text">.txt</text:span> hoặc COCO JSON</text:p>
        </text:list-item>
      </text:list>
      <text:h text:style-name="Heading_20_3" text:outline-level="3">✨ Mình có thể giúp bạn:</text:h>
      <text:list xml:id="list2366110937" text:style-name="L2">
        <text:list-item>
          <text:p text:style-name="P5">✅ Tạo script <text:span text:style-name="Source_20_Text">sample_random_frames.py</text:span> để chọn ngẫu nhiên các frame</text:p>
        </text:list-item>
        <text:list-item>
          <text:p text:style-name="P5">✅ Viết hướng dẫn sử dụng Label Studio cho YOLO format</text:p>
        </text:list-item>
      </text:list>
      <text:p text:style-name="Horizontal_20_Line"/>
      <text:h text:style-name="Heading_20_2" text:outline-level="2">✅ <text:span text:style-name="Strong_20_Emphasis">BƯỚC 2: Gán nhãn tự động toàn bộ dataset như bạn đã làm</text:span></text:h>
      <text:p text:style-name="Text_20_body">Bạn <text:span text:style-name="Strong_20_Emphasis">tiếp tục dùng pipeline hiện tại</text:span>:</text:p>
      <text:list xml:id="list868591566" text:style-name="L3">
        <text:list-item>
          <text:p text:style-name="P6"><text:span text:style-name="Source_20_Text">Pipe_Line_Data.py</text:span> → trích frame</text:p>
        </text:list-item>
        <text:list-item>
          <text:p text:style-name="P6"><text:span text:style-name="Source_20_Text">multi_model_detector.py</text:span> → detect nhiều model</text:p>
        </text:list-item>
        <text:list-item>
          <text:p text:style-name="P6"><text:span text:style-name="Source_20_Text">ensemble_voter.py</text:span> → hợp nhất kết quả</text:p>
        </text:list-item>
        <text:list-item>
          <text:p text:style-name="P6"><text:span text:style-name="Source_20_Text">prepare_yolo_dataset.py</text:span> → tạo YOLO dataset</text:p>
        </text:list-item>
      </text:list>
      <text:p text:style-name="Horizontal_20_Line"/>
      <text:h text:style-name="Heading_20_2" text:outline-level="2"><text:soft-page-break/>✅ <text:span text:style-name="Strong_20_Emphasis">BƯỚC 3: Chuẩn bị gán nhãn bán tự động qua Label Studio hoặc CVAT</text:span></text:h>
      <text:p text:style-name="Text_20_body"><text:span text:style-name="Strong_20_Emphasis">🎯 Mục tiêu:</text:span><text:line-break/>Tải nhãn từ <text:span text:style-name="Source_20_Text">ensemble_output/</text:span> lên Label Studio để <text:span text:style-name="Strong_20_Emphasis">người dùng sửa nhãn hoặc xác nhận</text:span>.</text:p>
      <text:h text:style-name="Heading_20_3" text:outline-level="3">📦 Đầu vào:</text:h>
      <text:list xml:id="list2168879269" text:style-name="L4">
        <text:list-item>
          <text:p text:style-name="P7">Ảnh: từ <text:span text:style-name="Source_20_Text">frames/</text:span></text:p>
        </text:list-item>
        <text:list-item>
          <text:p text:style-name="P7">Nhãn: từ <text:span text:style-name="Source_20_Text">ensemble_output/</text:span> (YOLO format)</text:p>
        </text:list-item>
      </text:list>
      <text:h text:style-name="Heading_20_3" text:outline-level="3">✅ Mình sẽ giúp:</text:h>
      <text:list xml:id="list3353906757" text:style-name="L5">
        <text:list-item>
          <text:p text:style-name="P8">Viết script <text:span text:style-name="Source_20_Text">convert_ensemble_to_labelstudio.py</text:span>:</text:p>
          <text:list>
            <text:list-item>
              <text:p text:style-name="P8">Nhập: <text:span text:style-name="Source_20_Text">ensemble_output/</text:span></text:p>
            </text:list-item>
            <text:list-item>
              <text:p text:style-name="P8">Xuất: 1 file <text:span text:style-name="Source_20_Text">.json</text:span> chứa annotation format của Label Studio</text:p>
            </text:list-item>
          </text:list>
        </text:list-item>
        <text:list-item>
          <text:p text:style-name="P8">Hướng dẫn chạy Label Studio local (1 dòng lệnh):</text:p>
          <text:p text:style-name="P1"><text:span text:style-name="Source_20_Text">pip install label-studio</text:span></text:p>
          <text:p text:style-name="P3"><text:span text:style-name="Source_20_Text">label-studio start</text:span></text:p>
        </text:list-item>
      </text:list>
      <text:p text:style-name="Horizontal_20_Line"/>
      <text:h text:style-name="Heading_20_2" text:outline-level="2">✅ <text:span text:style-name="Strong_20_Emphasis">BƯỚC 4: Kiểm duyệt trong Label Studio</text:span></text:h>
      <text:list xml:id="list2160239218" text:style-name="L6">
        <text:list-item>
          <text:p text:style-name="P9">Người dùng vào Label Studio web UI</text:p>
        </text:list-item>
        <text:list-item>
          <text:p text:style-name="P9">Kiểm tra, sửa nhãn nếu sai</text:p>
        </text:list-item>
        <text:list-item>
          <text:p text:style-name="P9">Gắn tag “verified” hoặc “accepted”</text:p>
        </text:list-item>
      </text:list>
      <text:p text:style-name="Horizontal_20_Line"/>
      <text:h text:style-name="Heading_20_2" text:outline-level="2">✅ <text:span text:style-name="Strong_20_Emphasis">BƯỚC 5: Export lại dataset sạch đã kiểm duyệt</text:span></text:h>
      <text:list xml:id="list1917732778" text:style-name="L7">
        <text:list-item>
          <text:p text:style-name="P10">Xuất từ Label Studio sang YOLO format (hoặc COCO nếu bạn thích)</text:p>
        </text:list-item>
        <text:list-item>
          <text:p text:style-name="P10">Sử dụng tập dữ liệu này để fine-tune model</text:p>
        </text:list-item>
      </text:list>
      <text:p text:style-name="Horizontal_20_Line"/>
      <text:h text:style-name="Heading_20_1" text:outline-level="1">📦 Mình sẽ bắt đầu bằng:</text:h>
      <text:h text:style-name="Heading_20_2" text:outline-level="2">🔧 <text:span text:style-name="Strong_20_Emphasis">BƯỚC 1: Viết script </text:span><text:span text:style-name="Strong_20_Emphasis"><text:span text:style-name="Source_20_Text">sample_random_frames.py</text:span></text:span></text:h>
      <text:p text:style-name="Quotations">Script này giúp bạn chọn ra một tập ảnh nhỏ từ <text:span text:style-name="Source_20_Text">frames/</text:span> để tạo "golden set".</text:p>
      <text:h text:style-name="Heading_20_3" text:outline-level="3"><text:soft-page-break/>📄 Nội dung:</text:h>
      <text:p text:style-name="Preformatted_20_Text"><text:span text:style-name="Source_20_Text">import os</text:span></text:p>
      <text:p text:style-name="Preformatted_20_Text"><text:span text:style-name="Source_20_Text">import random</text:span></text:p>
      <text:p text:style-name="Preformatted_20_Text"><text:span text:style-name="Source_20_Text">import shutil</text:span></text:p>
      <text:p text:style-name="Preformatted_20_Text"/>
      <text:p text:style-name="Preformatted_20_Text"><text:span text:style-name="Source_20_Text">SOURCE_FRAMES = "frames"</text:span></text:p>
      <text:p text:style-name="Preformatted_20_Text"><text:span text:style-name="Source_20_Text">DESTINATION = "golden_set"</text:span></text:p>
      <text:p text:style-name="Preformatted_20_Text"><text:span text:style-name="Source_20_Text">SAMPLES_PER_VIDEO = 10 <text:s/># hoặc 5, tùy ý bạn</text:span></text:p>
      <text:p text:style-name="Preformatted_20_Text"/>
      <text:p text:style-name="Preformatted_20_Text"><text:span text:style-name="Source_20_Text">def sample_frames():</text:span></text:p>
      <text:p text:style-name="Preformatted_20_Text"><text:span text:style-name="Source_20_Text"><text:s text:c="4"/>os.makedirs(DESTINATION, exist_ok=True)</text:span></text:p>
      <text:p text:style-name="Preformatted_20_Text"><text:span text:style-name="Source_20_Text"><text:s text:c="4"/>for video_name in os.listdir(SOURCE_FRAMES):</text:span></text:p>
      <text:p text:style-name="Preformatted_20_Text"><text:span text:style-name="Source_20_Text"><text:s text:c="8"/>video_path = os.path.join(SOURCE_FRAMES, video_name)</text:span></text:p>
      <text:p text:style-name="Preformatted_20_Text"><text:span text:style-name="Source_20_Text"><text:s text:c="8"/>if not os.path.isdir(video_path):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all_frames = sorted([f for f in os.listdir(video_path) if f.endswith(".jpg")])</text:span></text:p>
      <text:p text:style-name="Preformatted_20_Text"><text:span text:style-name="Source_20_Text"><text:s text:c="8"/>sampled = random.sample(all_frames, min(SAMPLES_PER_VIDEO, len(all_frames)))</text:span></text:p>
      <text:p text:style-name="Preformatted_20_Text"><text:span text:style-name="Source_20_Text"><text:s text:c="8"/>out_dir = os.path.join(DESTINATION, video_name)</text:span></text:p>
      <text:p text:style-name="Preformatted_20_Text"><text:span text:style-name="Source_20_Text"><text:s text:c="8"/>os.makedirs(out_dir, exist_ok=True)</text:span></text:p>
      <text:p text:style-name="Preformatted_20_Text"><text:span text:style-name="Source_20_Text"><text:s text:c="8"/>for fname in sampled:</text:span></text:p>
      <text:p text:style-name="Preformatted_20_Text"><text:span text:style-name="Source_20_Text"><text:s text:c="12"/>src = os.path.join(video_path, fname)</text:span></text:p>
      <text:p text:style-name="Preformatted_20_Text"><text:span text:style-name="Source_20_Text"><text:s text:c="12"/>dst = os.path.join(out_dir, fname)</text:span></text:p>
      <text:p text:style-name="Preformatted_20_Text"><text:span text:style-name="Source_20_Text"><text:s text:c="12"/>shutil.copyfile(src, dst)</text:span></text:p>
      <text:p text:style-name="Preformatted_20_Text"><text:span text:style-name="Source_20_Text"><text:s text:c="4"/>print(f"✅ Đã chọn xong {SAMPLES_PER_VIDEO} ảnh mỗi video vào thư mục `{DESTINATION}/`")</text:span></text:p>
      <text:p text:style-name="Preformatted_20_Text"/>
      <text:p text:style-name="Preformatted_20_Text"><text:span text:style-name="Source_20_Text">if __name__ == "__main__":</text:span></text:p>
      <text:p text:style-name="P2"><text:span text:style-name="Source_20_Text"><text:s text:c="4"/>sample_frames()</text:span></text:p>
      <text:p text:style-name="Horizontal_20_Line"/>
      <text:h text:style-name="Heading_20_2" text:outline-level="2">🔜 Tiếp theo mình sẽ gửi:</text:h>
      <text:list xml:id="list3518032604" text:style-name="L8">
        <text:list-item>
          <text:p text:style-name="P11">Script <text:span text:style-name="Source_20_Text">convert_ensemble_to_labelstudio.py</text:span></text:p>
        </text:list-item>
        <text:list-item>
          <text:p text:style-name="P11">Hướng dẫn cài Label Studio và import annotation</text:p>
        </text:list-item>
      </text:list>
      <text:p text:style-name="Text_20_body">Bạn có muốn mình viết tiếp bước đó bây giờ không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2T11:42:10.287236046</meta:creation-date>
    <dc:date>2025-04-12T18:43:18.297306836</dc:date>
    <meta:editing-duration>PT6H51M8S</meta:editing-duration>
    <meta:editing-cycles>1</meta:editing-cycles>
    <meta:document-statistic meta:table-count="0" meta:image-count="0" meta:object-count="0" meta:page-count="3" meta:paragraph-count="67" meta:word-count="480" meta:character-count="2918" meta:non-whitespace-character-count="2410"/>
    <meta:generator>LibreOffice/6.4.7.2$Linux_X86_64 LibreOffice_project/40$Build-2</meta:generator>
  </office:meta>
</office:document-meta>
</file>